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 style:list-style-name="L1">
      <style:text-properties style:font-name="Arial" fo:font-size="12pt" style:font-size-asian="12pt" style:font-size-complex="12pt"/>
    </style:style>
    <style:style style:name="P6" style:family="paragraph" style:parent-style-name="Standard" style:list-style-name="L2">
      <style:text-properties style:font-name="Arial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rs ouverts à toutes et tous, à partir de 16 ans</text:p>
      <text:p text:style-name="P2"/>
      <text:p text:style-name="P2"><text:span text:style-name="T1">Horaires</text:span> :</text:p>
      <text:p text:style-name="P2"/>
      <text:p text:style-name="P2"><text:tab/>mardi : 20h-21h30</text:p>
      <text:p text:style-name="P2"><text:tab/>jeudi ; 20h-21h30</text:p>
      <text:p text:style-name="P2"/>
      <text:p text:style-name="P2"><text:span text:style-name="T1">Equipement</text:span> :</text:p>
      <text:list xml:id="list7218958337852817207" text:style-name="L1">
        <text:list-header>
          <text:p text:style-name="P5">pantalon noir + t-shirt blanc </text:p>
          <text:p text:style-name="P5">coquille (hommes et femmes)</text:p>
          <text:p text:style-name="P5">gants de boxe ou ouverts</text:p>
          <text:p text:style-name="P5">protection poitrine pour les femmes</text:p>
        </text:list-header>
      </text:list>
      <text:p text:style-name="P2"><text:tab/>protèges tibia conseillés</text:p>
      <text:list xml:id="list31501605" text:continue-numbering="true" text:style-name="L1">
        <text:list-header>
          <text:p text:style-name="P5"/>
        </text:list-header>
      </text:list>
      <text:p text:style-name="P2"/>
      <text:p text:style-name="P2"/>
      <text:p text:style-name="P2"><text:span text:style-name="T1">tarifs </text:span>: 290€ (+35€ de licence, assurance comprise)</text:p>
      <text:p text:style-name="P2"/>
      <text:list xml:id="list1053490313489682781" text:style-name="L2">
        <text:list-header>
          <text:p text:style-name="P6"/>
        </text:list-header>
      </text:list>
      <text:p text:style-name="P2"/>
      <text:p text:style-name="P2"><text:span text:style-name="T1">lieu </text:span>: Club Revital</text:p>
      <text:p text:style-name="Standard"><text:span text:style-name="T2"><text:tab/></text:span>4 Rue Nègre, 13005 Marseille 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5:40:30.06</meta:creation-date>
    <dc:date>2015-04-20T11:33:57.74</dc:date>
    <meta:editing-duration>PT36M26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13" meta:word-count="64" meta:character-count="354"/>
  </office:meta>
</office:document-meta>
</file>